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6dc1" officeooo:paragraph-rsid="000f1a2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740a3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b72e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40a3" officeooo:paragraph-rsid="000740a3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40a3" officeooo:paragraph-rsid="000b72ec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8415" officeooo:paragraph-rsid="00058415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8df8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ad71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b72e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0740a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0b72e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0d6f9f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d6f9f" officeooo:paragraph-rsid="000d6f9f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76dc1" officeooo:paragraph-rsid="000f1a2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f1a21" officeooo:paragraph-rsid="000f1a2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0740a3" officeooo:paragraph-rsid="000740a3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058415" officeooo:paragraph-rsid="00058415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0b72ec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4pt" fo:font-weight="bold" officeooo:rsid="00058415" officeooo:paragraph-rsid="00058415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058415" officeooo:paragraph-rsid="000f1a21" style:font-size-asian="24pt" style:font-weight-asian="bold" style:font-size-complex="24pt" style:font-weight-complex="bold"/>
    </style:style>
    <style:style style:name="T1" style:family="text">
      <style:text-properties fo:font-size="18pt" fo:font-weight="bold" officeooo:rsid="00058415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weight-asian="bold" style:font-size-complex="18pt" style:font-weight-complex="bold"/>
    </style:style>
    <style:style style:name="T3" style:family="text">
      <style:text-properties fo:font-size="18pt" officeooo:rsid="000740a3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740a3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8df83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058415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262a8a" style:font-size-asian="18pt" style:font-weight-asian="normal" style:font-size-complex="1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62a8a" style:font-weight-asian="normal" style:font-weight-complex="normal"/>
    </style:style>
    <style:style style:name="T12" style:family="text">
      <style:text-properties fo:font-weight="normal" officeooo:rsid="000f1a21" style:font-weight-asian="normal" style:font-weight-complex="normal"/>
    </style:style>
    <style:style style:name="T13" style:family="text">
      <style:text-properties style:font-name="sans-serif" fo:font-weight="normal" style:font-weight-asian="normal" style:font-weight-complex="normal"/>
    </style:style>
    <style:style style:name="T14" style:family="text">
      <style:text-properties fo:font-size="24pt" style:font-size-asian="24pt" style:font-weight-asian="bold" style:font-size-complex="24pt" style:font-weight-complex="bold"/>
    </style:style>
    <style:style style:name="T15" style:family="text">
      <style:text-properties fo:font-size="24pt" officeooo:rsid="00217068" style:font-size-asian="24pt" style:font-size-complex="24pt"/>
    </style:style>
    <style:style style:name="T16" style:family="text">
      <style:text-properties officeooo:rsid="001b1d82"/>
    </style:style>
    <style:style style:name="T17" style:family="text">
      <style:text-properties officeooo:rsid="000f1a21"/>
    </style:style>
    <style:style style:name="T18" style:family="text">
      <style:text-properties fo:color="#c9211e" loext:opacity="100%"/>
    </style:style>
    <style:style style:name="T19" style:family="text">
      <style:text-properties fo:font-size="16pt" officeooo:rsid="00217068" style:font-size-asian="16pt" style:font-size-complex="16pt"/>
    </style:style>
    <style:style style:name="T20" style:family="text">
      <style:text-properties officeooo:rsid="00217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ORMALIZACIÓN <text:span text:style-name="T17">DE </text:span><text:span text:style-name="T20">MIRAVEREDA</text:span></text:p>
      <text:p text:style-name="P7"/>
      <text:p text:style-name="P22">Primera forma normal (1FN)</text:p>
      <text:p text:style-name="P8"/>
      <text:p text:style-name="P12">Cliente: <text:span text:style-name="T10">(nombre, apellidos, contraseña,domicilio, email, código_postal, fecha_nacimiento y id_contenVisual)</text:span></text:p>
      <text:p text:style-name="P12">C.P: <text:span text:style-name="T10">id_cliente</text:span></text:p>
      <text:p text:style-name="P12">C.Aj:<text:span text:style-name="T10">id_contenVisua</text:span><text:span text:style-name="T12">l</text:span><text:span text:style-name="T10"> → Contenido Visual(id)</text:span></text:p>
      <text:p text:style-name="P18"/>
      <text:p text:style-name="P18"/>
      <text:p text:style-name="P16"><text:span text:style-name="T16">P</text:span>ertenece_Tarjeta<text:span text:style-name="T10">:()</text:span></text:p>
      <text:p text:style-name="P16">C.P: <text:span text:style-name="T10">id_Cliente y num_Tarjeta</text:span></text:p>
      <text:p text:style-name="P1"><text:span text:style-name="T4">C.Aj: </text:span><text:span text:style-name="T5">id_Cliente → Cliente( </text:span><text:span text:style-name="T9">id_cliente</text:span><text:span text:style-name="T5">) y num_Tarjeta → Tarjeta(num_tarjeta)</text:span></text:p>
      <text:p text:style-name="P12"/>
      <text:p text:style-name="P12"/>
      <text:p text:style-name="P2"><text:span text:style-name="T3">Tarjeta:</text:span><text:span text:style-name="T6">(</text:span><text:span text:style-name="T5">CCV,</text:span><text:span text:style-name="T6">fecha_caducidad,titular y n</text:span><text:span text:style-name="T7">u</text:span><text:span text:style-name="T6">m_tarjeta)</text:span></text:p>
      <text:p text:style-name="P4"><text:span text:style-name="T2">C.P:</text:span><text:span text:style-name="T7"> num_tarjeta</text:span></text:p>
      <text:p text:style-name="P4"><text:span text:style-name="T2">C.Aj:</text:span><text:span text:style-name="T7">id_Cliente → Cliente(id_cliente)</text:span></text:p>
      <text:p text:style-name="P12"><text:span text:style-name="T10"/></text:p>
      <text:p text:style-name="P12"/>
      <text:p text:style-name="P12">Alquila:<text:span text:style-name="T10">(cobrado,facturado,valoración)</text:span></text:p>
      <text:p text:style-name="P12">C.P:<text:span text:style-name="T10"> id_Cliente y id_contenVisual</text:span></text:p>
      <text:p text:style-name="P12">C.Aj:<text:span text:style-name="T10">id_Cliente → Cliente(id_cliente) y id_contentVisual→ id(Contenido Visual)</text:span></text:p>
      <text:p text:style-name="P12">V.N.N: <text:span text:style-name="T10">cobrado y facturado</text:span></text:p>
      <text:p text:style-name="P8"/>
      <text:p text:style-name="P8"/>
      <text:p text:style-name="P8">Factura: <text:span text:style-name="T10">( importe_base, importe_con_iva, fecha,id_Cliente) </text:span></text:p>
      <text:p text:style-name="P19">C.P: numero_factura</text:p>
      <text:p text:style-name="P8">C.Aj:<text:span text:style-name="T10"> id_Cliente → Cliente(id_cliente)</text:span></text:p>
      <text:p text:style-name="P8">V.N.N:<text:span text:style-name="T10">id_Cliente</text:span></text:p>
      <text:p text:style-name="P8"><text:span text:style-name="T10"/></text:p>
      <text:p text:style-name="P8"><text:span text:style-name="T10"/></text:p>
      <text:p text:style-name="P8"><text:soft-page-break/>Línea de Factura:<text:span text:style-name="T10"> (num_Factura y id_contenVisual) </text:span></text:p>
      <text:p text:style-name="P8">C.P<text:span text:style-name="T10">:num_linea</text:span></text:p>
      <text:p text:style-name="P8">C.Aj<text:span text:style-name="T10">:num_Factura → Factura(numero_factura) y id_contentVisua→ id(Contenido</text:span></text:p>
      <text:p text:style-name="P8"><text:span text:style-name="T10">Visual)</text:span></text:p>
      <text:p text:style-name="P8">V.N.N: <text:span text:style-name="T10">num_Factura y id_contenVisual</text:span></text:p>
      <text:p text:style-name="P8"><text:span text:style-name="T10"/></text:p>
      <text:p text:style-name="P21"><text:span text:style-name="T10">Aclaración</text:span>: <text:span text:style-name="T10">valoración_media→ Valoración de todos los usuarios</text:span></text:p>
      <text:p text:style-name="P20"><text:span text:style-name="T1">Contenido Audiovisual</text:span><text:span text:style-name="T8">: ( género, fecha_estreno,duración, titulo,</text:span></text:p>
      <text:p text:style-name="P8"><text:span text:style-name="T10">precio_Tarifa , descripción, valoración_media, nombre_director, version_idioma )</text:span></text:p>
      <text:p text:style-name="P8">C.P: <text:span text:style-name="T10">id y id_Tarifa</text:span></text:p>
      <text:p text:style-name="P8">C.Aj:<text:span text:style-name="T10"> id_Tarifa → Tarifa(id) </text:span></text:p>
      <text:p text:style-name="P9">V.N.N: <text:span text:style-name="T10">género,titulo,duracion,nombre_director,precio,</text:span></text:p>
      <text:p text:style-name="P9"><text:span text:style-name="T10">version_idioma y id_Tarifa</text:span></text:p>
      <text:p text:style-name="P8"><text:span text:style-name="T10"/></text:p>
      <text:p text:style-name="P8"><text:span text:style-name="T10"/></text:p>
      <text:p text:style-name="P8">Tarifa<text:span text:style-name="T10">:(incremento)</text:span></text:p>
      <text:p text:style-name="P8">C.P<text:span text:style-name="T10">:id</text:span></text:p>
      <text:p text:style-name="P8">V.N.N<text:span text:style-name="T10">:incremento</text:span></text:p>
      <text:p text:style-name="P8"><text:span text:style-name="T10"/></text:p>
      <text:p text:style-name="P8"><text:span text:style-name="T10"/></text:p>
      <text:p text:style-name="P8">Actor<text:span text:style-name="T10">:(nombre,apellidos)</text:span></text:p>
      <text:p text:style-name="P8">C.P<text:span text:style-name="T10">:dni24 pt</text:span></text:p>
      <text:p text:style-name="P8">V.N.N<text:span text:style-name="T10">:nombre y apellidos</text:span></text:p>
      <text:p text:style-name="P8"><text:span text:style-name="T10"/></text:p>
      <text:p text:style-name="P8"><text:span text:style-name="T10"/></text:p>
      <text:p text:style-name="P8">Actuación_ContenAudiovi<text:span text:style-name="T10">:()</text:span></text:p>
      <text:p text:style-name="P8">C.P<text:span text:style-name="T10">:dni y id</text:span></text:p>
      <text:p text:style-name="P8">C.Aj<text:span text:style-name="T10">: id_contenido → Contenido Audiovisual(id) y dni_actor → Actor(dni)</text:span></text:p>
      <text:p text:style-name="P8"/>
      <text:p text:style-name="P8"/>
      <text:p text:style-name="P8"/>
      <text:p text:style-name="P10">Las entidades <text:s/>Película, Capítulos y Corto heredan de </text:p>
      <text:p text:style-name="P10"><text:soft-page-break/>la super clase Contenido Audiovisual todos los atributos.</text:p>
      <text:p text:style-name="P8"/>
      <text:p text:style-name="P8">Película: <text:span text:style-name="T10">(disponible_hasta) </text:span></text:p>
      <text:p text:style-name="P8">C.P: <text:span text:style-name="T10">id</text:span></text:p>
      <text:p text:style-name="P8">C.Aj:<text:span text:style-name="T10"> id_conteAudio → Contenido Audiovisual( id)</text:span></text:p>
      <text:p text:style-name="P8">V.N.N: <text:span text:style-name="T10">disponible_hasta</text:span></text:p>
      <text:p text:style-name="P8"/>
      <text:p text:style-name="P8"/>
      <text:p text:style-name="P8">Capítulo: <text:span text:style-name="T10">(disponible_desde,titulo_Serie,temporada)</text:span></text:p>
      <text:p text:style-name="P8">C.P: <text:span text:style-name="T10">id</text:span></text:p>
      <text:p text:style-name="P8">C.Aj: <text:span text:style-name="T10">id_conteAudio → Contenido Audiovisual( id) y</text:span></text:p>
      <text:p text:style-name="P19"><text:s/>titulo_Serie → Serie ( título)</text:p>
      <text:p text:style-name="P8">V.N.N:<text:span text:style-name="T10"> temporada, titulo_Serie y disponible_desde</text:span></text:p>
      <text:p text:style-name="P8"/>
      <text:p text:style-name="P8"/>
      <text:p text:style-name="P8">Serie: ()</text:p>
      <text:p text:style-name="P8">C.P: <text:span text:style-name="T10">id y <text:s/>título</text:span></text:p>
      <text:p text:style-name="P8">C.Aj: <text:span text:style-name="T10">id_conteAudio → Contenido Audiovisual( id)</text:span></text:p>
      <text:p text:style-name="P8"/>
      <text:p text:style-name="P8"/>
      <text:p text:style-name="P8">Corto: () </text:p>
      <text:p text:style-name="P8">C.P: id</text:p>
      <text:p text:style-name="P8">C.Aj: id_conteAudio → Contenido Audiovisual( id)</text:p>
      <text:p text:style-name="P8"/>
      <text:p text:style-name="P8"/>
      <text:p text:style-name="P8"/>
      <text:p text:style-name="P6"><text:span text:style-name="T14">Segunda forma normal (2FN)</text:span></text:p>
      <text:p text:style-name="P8"/>
      <text:p text:style-name="P17"><text:span text:style-name="T18">NADA HA SIDO MODIFICADO</text:span></text:p>
      <text:p text:style-name="P11"/>
      <text:p text:style-name="P11"/>
      <text:p text:style-name="P8">Tercera forma normal (3F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8:52:46.387066414</meta:creation-date>
    <meta:generator>LibreOffice/7.0.4.2$Linux_X86_64 LibreOffice_project/00$Build-2</meta:generator>
    <dc:date>2024-05-14T21:14:19.630826979</dc:date>
    <meta:editing-duration>PT1H19M35S</meta:editing-duration>
    <meta:editing-cycles>3</meta:editing-cycles>
    <meta:document-statistic meta:table-count="0" meta:image-count="0" meta:object-count="0" meta:page-count="3" meta:paragraph-count="60" meta:word-count="228" meta:character-count="2099" meta:non-whitespace-character-count="1922"/>
  </office:meta>
</office:document-meta>
</file>